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41343155238021311" text:style-name="L1">
        <text:list-item>
          <text:list>
            <text:list-header>
              <text:p text:style-name="P35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5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767271" text:continue-numbering="true" text:style-name="L1">
        <text:list-item>
          <text:list>
            <text:list-header>
              <text:p text:style-name="P35">Run: 6<text:span text:style-name="T3"> x 0.2 miles at 7:09/mile pace with a 0.2 mile jog before each run. The 0.2 mile runs each took 85.7 seconds. The jogs before each 0.2 mile run took about 2:18.</text:span></text:p>
              <text:p text:style-name="P35">Warmdown: <text:span text:style-name="T3">½ mile in about 5:30</text:span></text:p>
              <text:p text:style-name="P39"/>
              <text:p text:style-name="P35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759817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781510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766121826406058900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79425818732962311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578612523496318065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240106792911404336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017812317025563715" text:style-name="L6">
        <text:list-item>
          <text:list>
            <text:list-header>
              <text:p text:style-name="P36"/>
              <text:p text:style-name="P36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272074457050022734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0.5 miles to the Wise Center and a few minute rest</text:span></text:p>
      <text:list xml:id="list4678038138963625232" text:style-name="L8">
        <text:list-item>
          <text:list>
            <text:list-header>
              <text:p text:style-name="P41">1.5 miles on a treadmill averaging 9:00/mile</text:p>
              <text:p text:style-name="P37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</text:p>
      <text:p text:style-name="P13">Warm down:<text:span text:style-name="T3"> <text:s/>¼ mile jog</text:span>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</text:p>
      <text:p text:style-name="P13">Warm down:<text:span text:style-name="T3"> ½ mile at about 10:00/mile</text:span>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</text:span></text:p>
      <text:p text:style-name="P12">I ran on a Wise Center treadmill.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Either the treadmill calibrations were different or the fast running I have been doing lately has tired my some.</text:p>
      <text:p text:style-name="P12"/>
      <text:p text:style-name="P12">Wed Feb 20, 2019 <text:span text:style-name="T2">4.85 miles</text:span> <text:s/></text:p>
      <text:p text:style-name="P12">On a Wise Center treadmill:</text:p>
      <text:p text:style-name="P12"><text:span text:style-name="T2">Run: </text:span>4.5 miles including 4 mile run, Average pace for 4 mile run: 8:32/mi</text:p>
      <text:p text:style-name="P12">Splits for the run: 8:56, 8:44, 8:30, (4:09+3:49) = 7:58 </text:p>
      <text:p text:style-name="P12">Pace at end of run 7:14/mi, Pulse at end of 4 mile run 158 bpm</text:p>
      <text:p text:style-name="P12"><text:span text:style-name="T2">Warm down:</text:span> <text:s/>½ mile on treadmill in about 5 min and 0.35 mile jog outside</text:p>
      <text:p text:style-name="P12"/>
      <text:p text:style-name="P12">Thur Feb 21, 2019 <text:s/><text:span text:style-name="T2">4.25 miles</text:span> <text:s/></text:p>
      <text:p text:style-name="P12"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1T08:56:07.90</dc:date>
    <dc:creator>James  Lombardi</dc:creator>
    <meta:editing-duration>P7DT15H41M41S</meta:editing-duration>
    <meta:editing-cycles>683</meta:editing-cycles>
    <meta:generator>OpenOffice/4.1.2$Win32 OpenOffice.org_project/412m3$Build-9782</meta:generator>
    <meta:document-statistic meta:table-count="0" meta:image-count="0" meta:object-count="0" meta:page-count="20" meta:paragraph-count="551" meta:word-count="7055" meta:character-count="35160"/>
  </office:meta>
</office:document-meta>
</file>